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able-cell-properties fo:background-color="transparent"/>
      <style:text-properties fo:color="#ff420e"/>
    </style:style>
    <style:style style:name="ce5" style:family="table-cell" style:parent-style-name="Default">
      <style:text-properties fo:color="#ff420e"/>
    </style:style>
    <style:style style:name="ce6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7" style:family="table-cell" style:parent-style-name="Default">
      <style:text-properties fo:color="#800000"/>
    </style:style>
    <style:style style:name="ce8" style:family="table-cell" style:parent-style-name="Default">
      <style:table-cell-properties fo:background-color="transparent"/>
      <style:text-properties fo:color="#dddddd"/>
    </style:style>
    <style:style style:name="ce9" style:family="table-cell" style:parent-style-name="Default">
      <style:table-cell-properties fo:background-color="transparent"/>
      <style:text-properties fo:color="#009900"/>
    </style:style>
    <style:style style:name="ce10" style:family="table-cell" style:parent-style-name="Default">
      <style:text-properties fo:color="#ff6600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text-line-through-style="solid" style:text-line-through-type="single"/>
    </style:style>
    <style:style style:name="ce15" style:family="table-cell" style:parent-style-name="Default">
      <style:text-properties fo:color="#ff950e"/>
    </style:style>
    <style:style style:name="ce16" style:family="table-cell" style:parent-style-name="Default">
      <style:text-properties fo:color="#009900" style:text-line-through-style="solid" style:text-line-through-type="single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/>
          <table:table-cell table:number-columns-repeated="5"/>
        </table:table-row>
        <table:table-row table:style-name="ro1">
          <table:table-cell table:number-columns-repeated="13"/>
          <table:table-cell table:style-name="ce10" office:value-type="string" calcext:value-type="string">
            <text:p>Load is not executed in case there is any store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Confirm drain even ke upar neeche kya hai</text:p>
          </table:table-cell>
          <table:table-cell table:number-columns-repeated="10"/>
          <table:table-cell table:style-name="ce10" office:value-type="string" calcext:value-type="string">
            <text:p>Store is not executed in case there is any load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0" office:value-type="string" calcext:value-type="string">
            <text:p>Store is not executed in case there is any store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ll instructions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14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14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7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 - expecially branch misprediction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1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1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1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2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3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“ * core.getStepSize()” ye use karna hai kya latency ke liye?</text:p>
          </table:table-cell>
          <table:table-cell table:number-columns-repeated="11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we don't need to take care of energy part (leakage energy etc)...rt? 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4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0"/>
          <table:table-cell table:style-name="ce8" office:value-type="string" calcext:value-type="string">
            <text:p>Ask someone(maybe siva): load step 1 &amp; store mein “there are no stores earlier in the Q” kyun likha hai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9" office:value-type="string" calcext:value-type="string">
            <text:p>address calculation ke liye FU chiye kya?? &amp; vo intALU hoga????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imm operands kahaan kahaan ho sakte hain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execute se WR mein daaldo .. CDB issue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9" office:value-type="string" calcext:value-type="string">
            <text:p>we are not using any retireWidth etc...just using fetchWidth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Execute mein checking FU available logic daala hai...seems fine = send to RS if FU is available?</text:p>
          </table:table-cell>
          <table:table-cell table:number-columns-repeated="10"/>
          <table:table-cell table:style-name="ce3" office:value-type="string" calcext:value-type="string">
            <text:p>Execute &amp; WriteResult mein saare RS chking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3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3"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3"/>
          <table:table-cell table:number-columns-repeated="5"/>
        </table:table-row>
        <table:table-row table:style-name="ro1">
          <table:table-cell table:number-columns-repeated="12"/>
          <table:table-cell table:style-name="ce3" office:value-type="string" calcext:value-type="string">
            <text:p>RS mein extra fields daal lun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3"/>
          <table:table-cell table:number-columns-repeated="5"/>
        </table:table-row>
        <table:table-row table:style-name="ro1">
          <table:table-cell table:number-columns-repeated="12"/>
          <table:table-cell table:style-name="ce3" office:value-type="string" calcext:value-type="string">
            <text:p>Decode stage alag se banai hai kya?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3"/>
          <table:table-cell table:number-columns-repeated="5"/>
        </table:table-row>
        <table:table-row table:style-name="ro1">
          <table:table-cell table:number-columns-repeated="12"/>
          <table:table-cell table:style-name="ce3"/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intAL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intDI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intMUL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5" office:value-type="string" calcext:value-type="string">
            <text:p>floatAL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floatDIV</text:p>
          </table:table-cell>
          <table:table-cell table:number-columns-repeated="3"/>
          <table:table-cell office:value-type="string" calcext:value-type="string">
            <text:p>try with 2 inst &amp; 1 R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loatMU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y with multiple instructions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XCHG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6"/>
          <table:table-cell office:value-type="string" calcext:value-type="string">
            <text:p>Check imm operands bi ho sakte hain kya?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office:value-type="string" calcext:value-type="string">
            <text:p>nop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mov</text:p>
          </table:table-cell>
          <table:table-cell table:number-columns-repeated="3"/>
          <table:table-cell office:value-type="string" calcext:value-type="string">
            <text:p>try some scenario like 2 RS size, but 2<text:span text:style-name="T1">nd</text:span> inst is waiting for destination of 1<text:span text:style-name="T1">st</text:span> operan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table:number-columns-repeated="3"/>
          <table:table-cell office:value-type="string" calcext:value-type="string">
            <text:p>Big benchmark chala ke dekh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5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stor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est a scenario with an instruction having both int &amp; floaat type registe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6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office:value-type="string" calcext:value-type="string">
            <text:p>interrupt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k benchmark ko actual chalao &amp; compare karo apni reading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cenario with one load &amp; then alu with source as previous load destination</text:p>
          </table:table-cell>
          <table:table-cell/>
        </table:table-row>
        <table:table-row table:style-name="ro1" table:number-rows-repeated="27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6"/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re.stepSiz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tach m/m system – both ins &amp; dat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unit tes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 style:data-style-name="N2" text:time-value="10:37:27.010598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5T11:05:45.713996252</dc:date>
    <meta:editing-duration>P1DT21H21M16S</meta:editing-duration>
    <meta:editing-cycles>160</meta:editing-cycles>
    <meta:document-statistic meta:table-count="3" meta:cell-count="90" meta:object-count="0"/>
  </office:meta>
</office:document-meta>
</file>